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>
      <style:text-properties style:text-underline-style="none"/>
    </style:style>
    <style:style style:name="ce5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none" style:text-line-through-type="none"/>
    </style:style>
    <style:style style:name="ce64" style:family="table-cell" style:parent-style-name="Default" style:data-style-name="N100">
      <style:text-properties fo:color="#15156c"/>
    </style:style>
    <style:style style:name="ce6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3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4" style:family="table-cell" style:parent-style-name="Default" style:data-style-name="N100">
      <style:table-cell-properties fo:background-color="#b7c1e4"/>
    </style:style>
    <style:style style:name="ce75" style:family="table-cell" style:parent-style-name="Default" style:data-style-name="N100">
      <style:table-cell-properties fo:background-color="#bfebe9"/>
    </style:style>
    <style:style style:name="ce76" style:family="table-cell" style:parent-style-name="Default">
      <style:table-cell-properties fo:background-color="#e8e8e8"/>
    </style:style>
    <style:style style:name="ce77" style:family="table-cell" style:parent-style-name="Default" style:data-style-name="N100">
      <style:table-cell-properties fo:background-color="#f5c9c9"/>
      <style:text-properties style:use-window-font-color="true"/>
    </style:style>
    <style:style style:name="ce78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8" table:default-cell-style-name="ce31"/>
        <table:table-column table:style-name="co14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5" table:default-cell-style-name="ce31"/>
        <table:table-column table:style-name="co12" table:default-cell-style-name="Default"/>
        <table:table-column table:style-name="co10" table:default-cell-style-name="ce31"/>
        <table:table-column table:style-name="co16" table:default-cell-style-name="ce31"/>
        <table:table-column table:style-name="co17" table:default-cell-style-name="Default"/>
        <table:table-column table:style-name="co18" table:default-cell-style-name="ce31"/>
        <table:table-column table:style-name="co19" table:default-cell-style-name="Default"/>
        <table:table-column table:style-name="co20" table:default-cell-style-name="ce31"/>
        <table:table-column table:style-name="co18" table:default-cell-style-name="ce31"/>
        <table:table-column table:style-name="co21" table:default-cell-style-name="ce31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0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EXO $,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,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, 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/>
          <table:table-cell table:style-name="ce31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 table:number-columns-repeated="3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/>
          <table:table-cell table:style-name="ce31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43" office:value-type="string" calcext:value-type="string">
            <text:p>0.00606740 274.1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3" office:value-type="string" calcext:value-type="string">
            <text:p>+100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/>
          <table:table-cell table:style-name="ce31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/>
          <table:table-cell table:style-name="ce31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/>
          <table:table-cell table:style-name="ce31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table:style-name="ce31"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/>
          <table:table-cell table:style-name="ce31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table:style-name="ce31"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 table:number-columns-repeated="3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table:style-name="ce31"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2"/>
          <table:table-cell table:style-name="ce3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table:style-name="ce31"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/>
          <table:table-cell table:style-name="ce31" table:number-columns-repeated="2"/>
          <table:table-cell table:number-columns-repeated="6"/>
          <table:table-cell table:style-name="ce33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table:style-name="ce31"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table:style-name="ce31"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table:style-name="ce31"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 table:number-columns-repeated="3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/>
          <table:table-cell table:style-name="ce31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3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office:value-type="string" calcext:value-type="string">
            <text:p>5027.47</text:p>
          </table:table-cell>
          <table:table-cell table:style-name="ce3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/>
          <table:table-cell table:style-name="ce31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 table:number-columns-repeated="3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/>
          <table:table-cell table:style-name="ce31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table:style-name="ce31"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5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/>
          <table:table-cell table:style-name="ce31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table:style-name="ce31"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/>
          <table:table-cell table:style-name="ce31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3" office:value-type="string" calcext:value-type="string">
            <text:p>+22276</text:p>
          </table:table-cell>
          <table:table-cell table:style-name="ce33" office:value-type="string" calcext:value-type="string">
            <text:p>+254</text:p>
          </table:table-cell>
          <table:table-cell table:style-name="ce31"/>
          <table:table-cell table:style-name="ce34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80616 +33.81$ +2863р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 table:number-columns-repeated="4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table:style-name="ce31"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/>
          <table:table-cell table:style-name="ce31" table:number-columns-repeated="2"/>
          <table:table-cell table:number-columns-repeated="5"/>
          <table:table-cell table:style-name="ce33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 table:number-columns-repeated="3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/>
          <table:table-cell table:style-name="ce31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 table:number-columns-repeated="3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/>
          <table:table-cell table:style-name="ce31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 table:number-columns-repeated="3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/>
          <table:table-cell table:style-name="ce31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/>
          <table:table-cell table:style-name="ce31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 table:number-columns-repeated="3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 table:number-columns-repeated="3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/>
          <table:table-cell table:style-name="ce31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3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table:style-name="ce31"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/>
          <table:table-cell table:style-name="ce31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4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832.6</text:p>
          </table:table-cell>
          <table:table-cell table:number-columns-repeated="2"/>
          <table:table-cell table:style-name="ce3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5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 table:number-columns-repeated="3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 table:number-columns-repeated="3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3" office:value-type="string" calcext:value-type="string">
            <text:p>+485</text:p>
          </table:table-cell>
          <table:table-cell table:style-name="ce33" office:value-type="string" calcext:value-type="string">
            <text:p>+33738</text:p>
          </table:table-cell>
          <table:table-cell/>
          <table:table-cell table:style-name="ce31"/>
          <table:table-cell table:style-name="ce33" office:value-type="string" calcext:value-type="string">
            <text:p>+12333</text:p>
          </table:table-cell>
          <table:table-cell table:style-name="ce33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5876 +156.12$</text:p>
          </table:table-cell>
          <table:table-cell table:style-name="ce33"/>
          <table:table-cell table:style-name="ce31" table:number-columns-repeated="6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1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1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table:style-name="ce31"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table:style-name="ce31"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/>
          <table:table-cell table:style-name="ce31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table:style-name="ce31"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table:style-name="ce31"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/>
          <table:table-cell table:style-name="ce31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 table:number-columns-repeated="3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 table:style-name="ce31"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30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table:style-name="ce31"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 table:style-name="ce31" table:number-columns-repeated="6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table:style-name="ce31"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/>
          <table:table-cell table:style-name="ce31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table:style-name="ce31"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table:style-name="ce31"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 table:number-columns-repeated="3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table:style-name="ce31"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 table:number-columns-repeated="7"/>
          <table:table-cell/>
          <table:table-cell table:style-name="ce31"/>
          <table:table-cell table:style-name="ce30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3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table:style-name="ce31"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3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table:style-name="ce31"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table:style-name="ce31"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/>
          <table:table-cell table:style-name="ce31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/>
          <table:table-cell table:style-name="ce31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table:style-name="ce31"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table:style-name="ce31"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table:style-name="ce31"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/>
          <table:table-cell table:style-name="ce31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5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table:style-name="ce31"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 table:style-name="ce31"/>
          <table:table-cell table:style-name="ce34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19354 +75.61$</text:p>
          </table:table-cell>
          <table:table-cell table:style-name="ce31" table:number-columns-repeated="2"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3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/>
          <table:table-cell table:style-name="ce31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1"/>
          <table:table-cell table:style-name="ce55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table:style-name="ce31"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43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43" office:value-type="string" calcext:value-type="string">
            <text:p>346663</text:p>
          </table:table-cell>
          <table:table-cell table:style-name="ce46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table:style-name="ce31"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table:style-name="ce31"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55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/>
          <table:table-cell table:style-name="ce31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table:style-name="ce31"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 table:number-columns-repeated="3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table:style-name="ce31"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table:style-name="ce31"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table:style-name="ce31"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4"/>
          <table:table-cell table:style-name="ce30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table:style-name="ce31"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/>
          <table:table-cell table:style-name="ce31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 table:number-columns-repeated="7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/>
          <table:table-cell table:style-name="ce31" table:number-columns-repeated="2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 table:number-columns-repeated="7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table:style-name="ce31"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table:style-name="ce31"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/>
          <table:table-cell table:style-name="ce31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3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table:style-name="ce31"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table:style-name="ce31"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8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table:style-name="ce31"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5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table:style-name="ce31"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/>
          <table:table-cell table:style-name="ce31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3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table:style-name="ce31"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table:style-name="ce31"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/>
          <table:table-cell table:style-name="ce31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/>
          <table:table-cell table:style-name="ce31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4" office:value-type="string" calcext:value-type="string">
            <text:p>-2518.88</text:p>
          </table:table-cell>
          <table:table-cell table:style-name="ce34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table:style-name="ce33" office:value-type="string" calcext:value-type="string">
            <text:p>+20643.68</text:p>
          </table:table-cell>
          <table:table-cell table:style-name="ce33" office:value-type="string" calcext:value-type="string">
            <text:p>+231</text:p>
          </table:table-cell>
          <table:table-cell table:style-name="ce33" office:value-type="string" calcext:value-type="string">
            <text:p>+4818</text:p>
          </table:table-cell>
          <table:table-cell/>
          <table:table-cell table:style-name="ce31"/>
          <table:table-cell table:style-name="ce33" office:value-type="string" calcext:value-type="string">
            <text:p>+26445</text:p>
          </table:table-cell>
          <table:table-cell table:style-name="ce33" office:value-type="string" calcext:value-type="string">
            <text:p>+312</text:p>
          </table:table-cell>
          <table:table-cell table:style-name="ce31"/>
          <table:table-cell table:style-name="ce34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70874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table:style-name="ce31"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table:style-name="ce31"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table:style-name="ce31"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table:style-name="ce31"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/>
          <table:table-cell table:style-name="ce31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table:style-name="ce31"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table:style-name="ce31"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46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6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4" office:value-type="string" calcext:value-type="string">
            <text:p>-18.14</text:p>
          </table:table-cell>
          <table:table-cell/>
          <table:table-cell table:style-name="ce33" office:value-type="string" calcext:value-type="string">
            <text:p>+9570.73</text:p>
          </table:table-cell>
          <table:table-cell table:style-name="ce3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4" office:value-type="string" calcext:value-type="string">
            <text:p>-858</text:p>
          </table:table-cell>
          <table:table-cell/>
          <table:table-cell table:style-name="ce3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3" office:value-type="string" calcext:value-type="string">
            <text:p>+8717</text:p>
          </table:table-cell>
          <table:table-cell table:number-columns-repeated="2"/>
          <table:table-cell table:style-name="ce33" office:value-type="string" calcext:value-type="string">
            <text:p>+2175</text:p>
          </table:table-cell>
          <table:table-cell table:style-name="ce33" office:value-type="string" calcext:value-type="string">
            <text:p>+95</text:p>
          </table:table-cell>
          <table:table-cell table:number-columns-repeated="7"/>
          <table:table-cell table:style-name="ce3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 table:number-rows-repeated="104828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20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0" table:number-columns-repeated="1020" table:default-cell-style-name="ce31"/>
        <table:table-row table:style-name="ro2">
          <table:table-cell table:style-name="ce59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1"/>
        <table:table-column table:style-name="co7" table:default-cell-style-name="ce31"/>
        <table:table-column table:style-name="co16" table:default-cell-style-name="ce31"/>
        <table:table-column table:style-name="co21" table:default-cell-style-name="ce31"/>
        <table:table-column table:style-name="co10" table:default-cell-style-name="ce31"/>
        <table:table-column table:style-name="co34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35" table:default-cell-style-name="ce31"/>
        <table:table-column table:style-name="co38" table:default-cell-style-name="ce31"/>
        <table:table-column table:style-name="co39" table:default-cell-style-name="ce31"/>
        <table:table-column table:style-name="co14" table:default-cell-style-name="ce31"/>
        <table:table-column table:style-name="co40" table:default-cell-style-name="ce31"/>
        <table:table-column table:style-name="co3" table:default-cell-style-name="ce31"/>
        <table:table-column table:style-name="co14" table:default-cell-style-name="ce31"/>
        <table:table-column table:style-name="co38" table:default-cell-style-name="ce31"/>
        <table:table-column table:style-name="co13" table:default-cell-style-name="ce31"/>
        <table:table-column table:style-name="co10" table:number-columns-repeated="2" table:default-cell-style-name="ce31"/>
        <table:table-column table:style-name="co14" table:default-cell-style-name="ce31"/>
        <table:table-column table:style-name="co39" table:default-cell-style-name="ce31"/>
        <table:table-column table:style-name="co13" table:default-cell-style-name="ce31"/>
        <table:table-column table:style-name="co14" table:default-cell-style-name="ce31"/>
        <table:table-column table:style-name="co18" table:default-cell-style-name="ce31"/>
        <table:table-column table:style-name="co41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4" table:default-cell-style-name="ce31"/>
        <table:table-column table:style-name="co42" table:default-cell-style-name="ce31"/>
        <table:table-column table:style-name="co43" table:number-columns-repeated="2" table:default-cell-style-name="ce31"/>
        <table:table-column table:style-name="co44" table:default-cell-style-name="ce31"/>
        <table:table-column table:style-name="co20" table:default-cell-style-name="ce31"/>
        <table:table-column table:style-name="co45" table:default-cell-style-name="ce31"/>
        <table:table-column table:style-name="co46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20" table:default-cell-style-name="ce31"/>
        <table:table-column table:style-name="co26" table:default-cell-style-name="ce31"/>
        <table:table-column table:style-name="co20" table:number-columns-repeated="982" table:default-cell-style-name="ce31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65"/>
          <table:table-cell table:style-name="ce55" table:number-columns-repeated="37"/>
          <table:table-cell table:style-name="ce30"/>
          <table:table-cell table:style-name="ce55" table:number-columns-repeated="145"/>
          <table:table-cell table:style-name="ce30" table:number-columns-repeated="832"/>
          <table:table-cell table:number-columns-repeated="15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 /киви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,BTC xeggex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37526.56</text:p>
          </table:table-cell>
          <table:table-cell table:style-name="ce33" office:value-type="string" calcext:value-type="string">
            <text:p>+897</text:p>
          </table:table-cell>
          <table:table-cell table:style-name="ce33" office:value-type="string" calcext:value-type="string">
            <text:p>+8430</text:p>
          </table:table-cell>
          <table:table-cell table:number-columns-repeated="2"/>
          <table:table-cell table:style-name="ce33" office:value-type="string" calcext:value-type="string">
            <text:p>+46854</text:p>
          </table:table-cell>
          <table:table-cell table:style-name="ce3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1992.44</text:p>
          </table:table-cell>
          <table:table-cell table:style-name="ce33" office:value-type="string" calcext:value-type="string">
            <text:p>+6435</text:p>
          </table:table-cell>
          <table:table-cell table:style-name="ce33" office:value-type="string" calcext:value-type="string">
            <text:p>+4007</text:p>
          </table:table-cell>
          <table:table-cell table:number-columns-repeated="2"/>
          <table:table-cell table:style-name="ce33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3" office:value-type="string" calcext:value-type="string">
            <text:p>+4053</text:p>
          </table:table-cell>
          <table:table-cell table:style-name="ce33" office:value-type="string" calcext:value-type="string">
            <text:p>+17515</text:p>
          </table:table-cell>
          <table:table-cell table:number-columns-repeated="2"/>
          <table:table-cell table:style-name="ce33" office:value-type="string" calcext:value-type="string">
            <text:p>+10192</text:p>
          </table:table-cell>
          <table:table-cell table:style-name="ce3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3" office:value-type="string" calcext:value-type="string">
            <text:p>+1078 </text:p>
          </table:table-cell>
          <table:table-cell table:style-name="ce33" office:value-type="string" calcext:value-type="string">
            <text:p>+1055</text:p>
          </table:table-cell>
          <table:table-cell table:number-columns-repeated="2"/>
          <table:table-cell table:style-name="ce33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0"/>
          <table:table-cell table:number-columns-repeated="20"/>
          <table:table-cell table:style-name="ce33" office:value-type="string" calcext:value-type="string">
            <text:p>+124099</text:p>
          </table:table-cell>
          <table:table-cell table:style-name="ce3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4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3" office:value-type="string" calcext:value-type="string">
            <text:p>+161051</text:p>
          </table:table-cell>
          <table:table-cell table:style-name="ce33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45551.52</text:p>
          </table:table-cell>
          <table:table-cell table:style-name="ce33" office:value-type="string" calcext:value-type="string">
            <text:p>+338</text:p>
          </table:table-cell>
          <table:table-cell table:style-name="ce33" office:value-type="string" calcext:value-type="string">
            <text:p>+17902</text:p>
          </table:table-cell>
          <table:table-cell table:number-columns-repeated="2"/>
          <table:table-cell table:style-name="ce33" office:value-type="string" calcext:value-type="string">
            <text:p>+63548</text:p>
          </table:table-cell>
          <table:table-cell table:style-name="ce3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3" office:value-type="string" calcext:value-type="string">
            <text:p>+1720</text:p>
          </table:table-cell>
          <table:table-cell table:style-name="ce33" office:value-type="string" calcext:value-type="string">
            <text:p>+18205</text:p>
          </table:table-cell>
          <table:table-cell table:style-name="ce33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3" office:value-type="string" calcext:value-type="string">
            <text:p>+500</text:p>
          </table:table-cell>
          <table:table-cell table:number-columns-repeated="5"/>
          <table:table-cell table:style-name="ce3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6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0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+1228.55</text:p>
          </table:table-cell>
          <table:table-cell table:style-name="ce33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3" office:value-type="string" calcext:value-type="string">
            <text:p>+5</text:p>
          </table:table-cell>
          <table:table-cell/>
          <table:table-cell table:style-name="ce33" office:value-type="string" calcext:value-type="string">
            <text:p>+2710</text:p>
          </table:table-cell>
          <table:table-cell table:style-name="ce33" office:value-type="string" calcext:value-type="string">
            <text:p>+163</text:p>
          </table:table-cell>
          <table:table-cell table:number-columns-repeated="7"/>
          <table:table-cell table:style-name="ce3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0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0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3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3" office:value-type="string" calcext:value-type="string">
            <text:p>+14949</text:p>
          </table:table-cell>
          <table:table-cell table:style-name="ce3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3" office:value-type="string" calcext:value-type="string">
            <text:p>+184574</text:p>
          </table:table-cell>
          <table:table-cell table:style-name="ce3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1"/>
        <table:table-column table:style-name="co40" table:default-cell-style-name="ce31"/>
        <table:table-column table:style-name="co2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7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6" table:default-cell-style-name="ce31"/>
        <table:table-column table:style-name="co59" table:default-cell-style-name="ce31"/>
        <table:table-column table:style-name="co60" table:default-cell-style-name="ce31"/>
        <table:table-column table:style-name="co61" table:default-cell-style-name="ce31"/>
        <table:table-column table:style-name="co62" table:default-cell-style-name="ce31"/>
        <table:table-column table:style-name="co56" table:default-cell-style-name="ce31"/>
        <table:table-column table:style-name="co60" table:default-cell-style-name="ce31"/>
        <table:table-column table:style-name="co63" table:default-cell-style-name="ce31"/>
        <table:table-column table:style-name="co56" table:default-cell-style-name="ce31"/>
        <table:table-column table:style-name="co6" table:default-cell-style-name="ce31"/>
        <table:table-column table:style-name="co64" table:default-cell-style-name="ce31"/>
        <table:table-column table:style-name="co65" table:default-cell-style-name="ce31"/>
        <table:table-column table:style-name="co50" table:default-cell-style-name="ce31"/>
        <table:table-column table:style-name="co56" table:default-cell-style-name="ce31"/>
        <table:table-column table:style-name="co66" table:default-cell-style-name="ce31"/>
        <table:table-column table:style-name="co67" table:default-cell-style-name="ce31"/>
        <table:table-column table:style-name="co3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9" table:default-cell-style-name="ce31"/>
        <table:table-column table:style-name="co71" table:default-cell-style-name="ce31"/>
        <table:table-column table:style-name="co67" table:default-cell-style-name="ce31"/>
        <table:table-column table:style-name="co72" table:default-cell-style-name="ce31"/>
        <table:table-column table:style-name="co20" table:number-columns-repeated="984" table:default-cell-style-name="ce31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65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style-name="ce30"/>
          <table:table-cell table:style-name="ce32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1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7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5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72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4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0" table:number-columns-repeated="1023"/>
          <table:table-cell table:style-name="ce76"/>
          <table:table-cell table:number-columns-repeated="15360"/>
        </table:table-row>
        <table:table-row table:style-name="ro1">
          <table:table-cell table:style-name="ce64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2" table:number-columns-repeated="21"/>
          <table:table-cell table:style-name="ce73" office:value-type="string" calcext:value-type="string">
            <text:p>+36952</text:p>
          </table:table-cell>
          <table:table-cell table:style-name="ce73" office:value-type="string" calcext:value-type="string">
            <text:p>+227</text:p>
          </table:table-cell>
          <table:table-cell table:style-name="ce72"/>
          <table:table-cell table:style-name="ce72" office:value-type="string" calcext:value-type="string">
            <text:p> 18663.51</text:p>
          </table:table-cell>
          <table:table-cell table:style-name="ce72" office:value-type="string" calcext:value-type="string">
            <text:p> 3594 </text:p>
          </table:table-cell>
          <table:table-cell table:style-name="ce72" office:value-type="string" calcext:value-type="string">
            <text:p> 4497.06 </text:p>
          </table:table-cell>
          <table:table-cell table:style-name="ce72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1"/>
        <table:table-column table:style-name="co74" table:default-cell-style-name="ce31"/>
        <table:table-column table:style-name="co75" table:default-cell-style-name="ce31"/>
        <table:table-column table:style-name="co76" table:default-cell-style-name="ce31"/>
        <table:table-column table:style-name="co55" table:default-cell-style-name="ce31"/>
        <table:table-column table:style-name="co77" table:default-cell-style-name="ce31"/>
        <table:table-column table:style-name="co50" table:default-cell-style-name="ce31"/>
        <table:table-column table:style-name="co52" table:default-cell-style-name="ce31"/>
        <table:table-column table:style-name="co77" table:default-cell-style-name="ce31"/>
        <table:table-column table:style-name="co57" table:default-cell-style-name="ce31"/>
        <table:table-column table:style-name="co49" table:default-cell-style-name="ce31"/>
        <table:table-column table:style-name="co76" table:default-cell-style-name="ce31"/>
        <table:table-column table:style-name="co56" table:default-cell-style-name="ce31"/>
        <table:table-column table:style-name="co62" table:default-cell-style-name="ce31"/>
        <table:table-column table:style-name="co77" table:default-cell-style-name="ce31"/>
        <table:table-column table:style-name="co56" table:default-cell-style-name="ce31"/>
        <table:table-column table:style-name="co59" table:default-cell-style-name="ce31"/>
        <table:table-column table:style-name="co78" table:default-cell-style-name="ce31"/>
        <table:table-column table:style-name="co57" table:default-cell-style-name="ce31"/>
        <table:table-column table:style-name="co74" table:default-cell-style-name="ce31"/>
        <table:table-column table:style-name="co79" table:default-cell-style-name="ce31"/>
        <table:table-column table:style-name="co80" table:default-cell-style-name="ce31"/>
        <table:table-column table:style-name="co40" table:default-cell-style-name="ce31"/>
        <table:table-column table:style-name="co56" table:default-cell-style-name="ce31"/>
        <table:table-column table:style-name="co40" table:default-cell-style-name="ce31"/>
        <table:table-column table:style-name="co56" table:default-cell-style-name="ce31"/>
        <table:table-column table:style-name="co50" table:default-cell-style-name="ce31"/>
        <table:table-column table:style-name="co81" table:default-cell-style-name="ce31"/>
        <table:table-column table:style-name="co50" table:default-cell-style-name="ce31"/>
        <table:table-column table:style-name="co82" table:default-cell-style-name="ce31"/>
        <table:table-column table:style-name="co83" table:default-cell-style-name="ce31"/>
        <table:table-column table:style-name="co56" table:default-cell-style-name="ce31"/>
        <table:table-column table:style-name="co68" table:default-cell-style-name="ce31"/>
        <table:table-column table:style-name="co84" table:default-cell-style-name="ce31"/>
        <table:table-column table:style-name="co66" table:default-cell-style-name="ce31"/>
        <table:table-column table:style-name="co85" table:default-cell-style-name="ce31"/>
        <table:table-column table:style-name="co86" table:default-cell-style-name="ce31"/>
        <table:table-column table:style-name="co87" table:default-cell-style-name="ce31"/>
        <table:table-column table:style-name="co69" table:default-cell-style-name="ce31"/>
        <table:table-column table:style-name="co88" table:default-cell-style-name="ce31"/>
        <table:table-column table:style-name="co89" table:default-cell-style-name="ce31"/>
        <table:table-column table:style-name="co88" table:default-cell-style-name="ce31"/>
        <table:table-column table:style-name="co90" table:default-cell-style-name="ce31"/>
        <table:table-column table:style-name="co66" table:default-cell-style-name="ce31"/>
        <table:table-column table:style-name="co91" table:default-cell-style-name="ce31"/>
        <table:table-column table:style-name="co56" table:number-columns-repeated="2" table:default-cell-style-name="ce31"/>
        <table:table-column table:style-name="co20" table:number-columns-repeated="976" table:default-cell-style-name="ce31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Годовой отчёт за 1 год с ноября до ноября</text:p>
          </table:table-cell>
          <table:table-cell table:style-name="ce6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77" office:value-type="string" calcext:value-type="string">
            <text:p>-808 </text:p>
          </table:table-cell>
          <table:table-cell table:style-name="ce77" office:value-type="string" calcext:value-type="string">
            <text:p>-1418.92</text:p>
          </table:table-cell>
          <table:table-cell table:style-name="ce7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6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1"/>
        <table:table-column table:style-name="co93" table:default-cell-style-name="ce31"/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93" table:default-cell-style-name="ce31"/>
        <table:table-column table:style-name="co100" table:default-cell-style-name="ce31"/>
        <table:table-column table:style-name="co101" table:number-columns-repeated="2" table:default-cell-style-name="ce31"/>
        <table:table-column table:style-name="co50" table:default-cell-style-name="ce31"/>
        <table:table-column table:style-name="co93" table:default-cell-style-name="ce31"/>
        <table:table-column table:style-name="co101" table:default-cell-style-name="ce31"/>
        <table:table-column table:style-name="co49" table:default-cell-style-name="ce31"/>
        <table:table-column table:style-name="co102" table:default-cell-style-name="ce31"/>
        <table:table-column table:style-name="co103" table:default-cell-style-name="ce31"/>
        <table:table-column table:style-name="co96" table:default-cell-style-name="ce31"/>
        <table:table-column table:style-name="co94" table:default-cell-style-name="ce31"/>
        <table:table-column table:style-name="co102" table:default-cell-style-name="ce31"/>
        <table:table-column table:style-name="co104" table:default-cell-style-name="ce31"/>
        <table:table-column table:style-name="co105" table:default-cell-style-name="ce31"/>
        <table:table-column table:style-name="co102" table:default-cell-style-name="ce31"/>
        <table:table-column table:style-name="co106" table:default-cell-style-name="ce31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02" table:default-cell-style-name="ce31"/>
        <table:table-column table:style-name="co110" table:default-cell-style-name="ce31"/>
        <table:table-column table:style-name="co111" table:number-columns-repeated="2" table:default-cell-style-name="ce31"/>
        <table:table-column table:style-name="co112" table:default-cell-style-name="ce31"/>
        <table:table-column table:style-name="co113" table:default-cell-style-name="ce31"/>
        <table:table-column table:style-name="co95" table:default-cell-style-name="ce31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102" table:number-columns-repeated="2" table:default-cell-style-name="ce31"/>
        <table:table-column table:style-name="co116" table:default-cell-style-name="ce31"/>
        <table:table-column table:style-name="co104" table:default-cell-style-name="ce31"/>
        <table:table-column table:style-name="co97" table:default-cell-style-name="ce31"/>
        <table:table-column table:style-name="co106" table:default-cell-style-name="ce31"/>
        <table:table-column table:style-name="co20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number-columns-repeated="2" table:style-name="ce78" office:value-type="string" calcext:value-type="string">
            <text:p>расх б</text:p>
          </table:table-cell>
          <table:table-cell table:style-name="ce78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7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 style:data-style-name="N2" text:time-value="02:16:45.0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4T00:42:20.052000000</dc:date>
    <meta:editing-duration>P14DT4H23M3S</meta:editing-duration>
    <meta:editing-cycles>5995</meta:editing-cycles>
    <meta:document-statistic meta:table-count="7" meta:cell-count="16554" meta:object-count="0"/>
    <meta:user-defined meta:name="qrichtext">1</meta:user-defined>
  </office:meta>
</office:document-meta>
</file>